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A650620C.png"/>
  <manifest:file-entry manifest:media-type="image/png" manifest:full-path="Pictures/100000000000005E0000005E8DF4915E.png"/>
  <manifest:file-entry manifest:media-type="image/png" manifest:full-path="Pictures/100000000000005E0000005E4FF81E94.png"/>
  <manifest:file-entry manifest:media-type="image/png" manifest:full-path="Pictures/10000000000000B4000000870A21987F.png"/>
  <manifest:file-entry manifest:media-type="image/png" manifest:full-path="Pictures/100000000000005E0000005E1CC1C341.png"/>
  <manifest:file-entry manifest:media-type="image/png" manifest:full-path="Pictures/100000000000005E0000005E60E90F8C.png"/>
  <manifest:file-entry manifest:media-type="image/png" manifest:full-path="Pictures/100000000000005E0000005E1A713443.png"/>
  <manifest:file-entry manifest:media-type="image/png" manifest:full-path="Pictures/100000000000005E0000005EB1FC5B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2" style:family="graphic" style:parent-style-name="standard">
      <style:graphic-properties draw:fill="bitmap" draw:fill-gradient-name="Gradient_20_3" draw:fill-hatch-name="Red_20_Crossed_20_45_20_Degrees" draw:fill-image-name="Wall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gradient" draw:fill-color="#99ccff" draw:fill-gradient-name="Radial_20_red_2f_yellow" draw:opacity="85%" draw:textarea-horizontal-align="justify" draw:textarea-vertical-align="middle" draw:auto-grow-height="false" draw:shadow="visible" draw:shadow-offset-x="0.305cm" draw:shadow-offset-y="0.305cm" draw:shadow-opacity="85%"/>
    </style:style>
    <style:style style:name="gr7" style:family="graphic" style:parent-style-name="standard">
      <style:graphic-properties draw:fill="gradient" draw:fill-gradient-name="Radial_20_red_2f_yellow" draw:textarea-horizontal-align="center" draw:textarea-vertical-align="middle"/>
    </style:style>
    <style:style style:name="gr8" style:family="graphic" style:parent-style-name="standard">
      <style:graphic-properties draw:fill="bitmap" draw:fill-color="#99ccff" draw:fill-gradient-name="Ellipsoid_20_blue_20_grey_2f_light_20_blue" draw:fill-hatch-name="Black_20_-45_20_Degrees" draw:fill-image-name="Space_20_Metal" draw:opacity="50%" draw:textarea-vertical-align="middle" draw:auto-grow-height="false" fo:min-height="0.749cm" fo:min-width="0.499cm" draw:shadow="visible" draw:shadow-offset-x="0.305cm" draw:shadow-offset-y="0.305cm" draw:shadow-opacity="50%"/>
    </style:style>
    <style:style style:name="gr9" style:family="graphic" style:parent-style-name="standard">
      <style:graphic-properties draw:fill="gradient" draw:fill-gradient-name="Linear_20_magenta_2f_green" draw:opacity="50%" draw:textarea-horizontal-align="justify" draw:textarea-vertical-align="middle" draw:auto-grow-height="false" draw:shadow="visible" draw:shadow-offset-x="0.305cm" draw:shadow-offset-y="0.305cm" draw:shadow-opacity="50%"/>
    </style:style>
    <style:style style:name="gr10" style:family="graphic" style:parent-style-name="standard">
      <style:graphic-properties draw:marker-end="Arrow" draw:marker-end-width="0.3cm" draw:fill="gradient" draw:fill-gradient-name="Radial_20_red_2f_yellow" draw:textarea-horizontal-align="center" draw:textarea-vertical-align="middle"/>
    </style:style>
    <style:style style:name="gr11" style:family="graphic" style:parent-style-name="standard">
      <style:graphic-properties draw:fill="gradient" draw:fill-gradient-name="Linear_20_blue_2f_white" draw:textarea-horizontal-align="justify" draw:textarea-vertical-align="middle" draw:auto-grow-height="false" draw:shadow="visible" draw:shadow-offset-x="0.305cm" draw:shadow-offset-y="0.305cm"/>
    </style:style>
    <style:style style:name="gr12" style:family="graphic" style:parent-style-name="standard">
      <style:graphic-properties draw:fill="gradient" draw:fill-gradient-name="Square_20_yellow_2f_whit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bitmap" draw:fill-image-name="Marbl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bitmap" draw:fill-image-name="Fiery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bitmap" draw:fill-image-name="Orang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735cm" svg:height="16.51cm" svg:x="39.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445cm" svg:height="1.905cm" svg:x="8.62cm" svg:y="1.635cm">
          <text:p text:style-name="P1">index.htm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5.715cm" svg:height="2.54cm" svg:x="1cm" svg:y="4.175cm">
          <text:p text:style-name="P1">about.htm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2" draw:id="id2" draw:layer="layout" svg:width="3.81cm" svg:height="3.81cm" svg:x="15.605cm" svg:y="2.905cm">
          <text:p text:style-name="P1">bands.htm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type="curve" svg:x1="12.613cm" svg:y1="2.588cm" svg:x2="15.605cm" svg:y2="4.81cm" draw:start-shape="id1" draw:start-glue-point="9" draw:end-shape="id2" draw:end-glue-point="6" svg:d="m12613 2588c2583 0 1087 2222 2992 2222">
          <text:p/>
        </draw:connector>
        <draw:connector draw:style-name="gr5" draw:text-style-name="P1" draw:layer="layout" draw:type="curve" svg:x1="9.064cm" svg:y1="2.588cm" svg:x2="6.715cm" svg:y2="5.127cm" draw:start-shape="id1" draw:start-glue-point="6" draw:end-shape="id3" draw:end-glue-point="9" svg:d="m9064 2588c-2095 0-921 2539-2349 2539">
          <text:p/>
        </draw:connector>
        <draw:custom-shape draw:style-name="gr6" draw:text-style-name="P1" xml:id="id4" draw:id="id4" draw:layer="layout" svg:width="4.445cm" svg:height="4.445cm" svg:x="8.62cm" svg:y="4.81cm">
          <text:p text:style-name="P1">music.html</text:p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0.843cm" svg:y1="3.54cm" svg:x2="10.843cm" svg:y2="4.81cm" draw:start-shape="id1" draw:start-glue-point="8" draw:end-shape="id4" draw:end-glue-point="4" svg:d="m10843 3540v1270">
          <text:p/>
        </draw:connector>
        <draw:custom-shape draw:style-name="gr8" draw:text-style-name="P1" xml:id="id8" draw:id="id8" draw:layer="layout" svg:width="5.08cm" svg:height="3.175cm" svg:x="13.7cm" svg:y="9.89cm">
          <text:p text:style-name="P1">rock.html</text:p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9" draw:text-style-name="P1" xml:id="id5" draw:id="id5" draw:layer="layout" svg:width="5.08cm" svg:height="3.175cm" svg:x="2.27cm" svg:y="9.89cm">
          <text:p text:style-name="P1">pop.html</text:p>
          <draw:enhanced-geometry svg:viewBox="0 0 21600 21600" draw:path-stretchpoint-x="11000" draw:path-stretchpoint-y="10800" draw:text-areas="?f0 ?f0 ?f3 ?f12" draw:type="vertical-scroll" draw:modifiers="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0" draw:text-style-name="P1" xml:id="id6" draw:id="id6" draw:layer="layout" draw:type="curve" svg:x1="10.843cm" svg:y1="9.255cm" svg:x2="10.843cm" svg:y2="9.255cm" draw:start-shape="id4" draw:start-glue-point="6" draw:end-shape="id4" draw:end-glue-point="6" svg:d="">
          <text:p/>
        </draw:connector>
        <draw:connector draw:style-name="gr10" draw:text-style-name="P1" draw:layer="layout" draw:type="curve" svg:x1="8.62cm" svg:y1="7.033cm" svg:x2="4.81cm" svg:y2="9.89cm" draw:start-shape="id4" draw:start-glue-point="5" draw:end-shape="id5" svg:d="m8620 7033c-2540 0-3810 952-3810 2857">
          <text:p/>
        </draw:connector>
        <draw:custom-shape draw:style-name="gr11" draw:text-style-name="P1" xml:id="id7" draw:id="id7" draw:layer="layout" svg:width="4.445cm" svg:height="1.905cm" svg:x="8.62cm" svg:y="10.73cm">
          <text:p text:style-name="P1">Bestbands.html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0" draw:text-style-name="P1" draw:layer="layout" draw:type="curve" svg:x1="10.843cm" svg:y1="9.255cm" svg:x2="9.573cm" svg:y2="10.73cm" draw:start-shape="id6" draw:start-glue-point="0" draw:end-shape="id7" draw:end-glue-point="4" svg:d="m10843 9255c0 1105-1270 368-1270 1475">
          <text:p/>
        </draw:connector>
        <draw:connector draw:style-name="gr10" draw:text-style-name="P1" draw:layer="layout" draw:type="curve" svg:x1="13.065cm" svg:y1="7.033cm" svg:x2="16.24cm" svg:y2="9.89cm" draw:start-shape="id4" draw:start-glue-point="7" draw:end-shape="id8" svg:d="m13065 7033c2117 0 3175 952 3175 2857">
          <text:p/>
        </draw:connector>
      </draw:page>
      <draw:page draw:name="page2" draw:style-name="dp1" draw:master-page-name="Default">
        <draw:custom-shape draw:style-name="gr1" draw:text-style-name="P1" draw:layer="layout" svg:width="38.735cm" svg:height="16.51cm" svg:x="39.1cm" svg:y="1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10.843cm" svg:y1="9.255cm" svg:x2="10.843cm" svg:y2="9.255cm" svg:d="m10843 9255">
          <text:p/>
        </draw:connector>
        <draw:custom-shape draw:style-name="gr12" draw:text-style-name="P1" draw:layer="layout" svg:width="19cm" svg:height="2.54cm" svg:x="1cm" svg:y="1cm">
          <text:p text:style-name="P1">Welcome image.pn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54cm" svg:height="1.27cm" svg:x="1cm" svg:y="5.445cm">
          <text:p text:style-name="P1">butto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54cm" svg:height="1.27cm" svg:x="1cm" svg:y="9.255cm">
          <text:p text:style-name="P1">button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54cm" svg:height="1.27cm" svg:x="1cm" svg:y="6.715cm">
          <text:p text:style-name="P1">butt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54cm" svg:height="1.27cm" svg:x="1cm" svg:y="10.525cm">
          <text:p text:style-name="P1">button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2.54cm" svg:height="1.27cm" svg:x="1cm" svg:y="7.985cm">
          <text:p text:style-name="P1">butt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5.24cm" svg:height="9.525cm" svg:x="4.81cm" svg:y="4.175cm">
          <text:p text:style-name="P1">About the sit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4.445cm" svg:x="5.445cm" svg:y="4.81cm">
          <text:p text:style-name="P1">picture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81cm" svg:height="4.445cm" svg:x="15.605cm" svg:y="8.62cm">
          <text:p text:style-name="P1">picture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-45_20_Degrees" draw:display-name="Black -45 Degrees" draw:style="single" draw:color="#000000" draw:distance="0.102cm" draw:rotation="3150"/>
    <draw:hatch draw:name="Red_20_Crossed_20_45_20_Degrees" draw:display-name="Red Crossed 45 Degrees" draw:style="double" draw:color="#800000" draw:distance="0.076cm" draw:rotation="450"/>
    <draw:fill-image draw:name="Fiery" xlink:href="Pictures/100000000000005E0000005EB1FC5BD3.png" xlink:type="simple" xlink:show="embed" xlink:actuate="onLoad"/>
    <draw:fill-image draw:name="Marble" xlink:href="Pictures/100000000000005E0000005E60E90F8C.png" xlink:type="simple" xlink:show="embed" xlink:actuate="onLoad"/>
    <draw:fill-image draw:name="Orange" xlink:href="Pictures/100000000000005E0000005E1A713443.png" xlink:type="simple" xlink:show="embed" xlink:actuate="onLoad"/>
    <draw:fill-image draw:name="Roses" xlink:href="Pictures/100000000000005E0000005EA650620C.png" xlink:type="simple" xlink:show="embed" xlink:actuate="onLoad"/>
    <draw:fill-image draw:name="Space" xlink:href="Pictures/100000000000005E0000005E1CC1C341.png" xlink:type="simple" xlink:show="embed" xlink:actuate="onLoad"/>
    <draw:fill-image draw:name="Space_20_Metal" draw:display-name="Space Metal" xlink:href="Pictures/100000000000005E0000005E8DF4915E.png" xlink:type="simple" xlink:show="embed" xlink:actuate="onLoad"/>
    <draw:fill-image draw:name="Wall" xlink:href="Pictures/10000000000000B4000000870A21987F.png" xlink:type="simple" xlink:show="embed" xlink:actuate="onLoad"/>
    <draw:fill-image draw:name="Wet" xlink:href="Pictures/100000000000005E0000005E4FF81E9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2T14:49:59</meta:creation-date>
    <dc:date>2012-04-19T15:11:07</dc:date>
    <dc:creator>student </dc:creator>
    <meta:editing-duration>PT20M35S</meta:editing-duration>
    <meta:editing-cycles>4</meta:editing-cycles>
    <meta:generator>LibreOffice/3.3$Linux LibreOffice_project/330m19$Build-202</meta:generator>
    <meta:document-statistic meta:object-count="26"/>
  </office:meta>
</office:document-meta>
</file>